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2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2e285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4c6"/>
    </style:style>
    <style:style style:name="ce3" style:family="table-cell" style:parent-style-name="Default">
      <style:table-cell-properties fo:border-bottom="none" fo:background-color="#ccf4c6" fo:border-left="0.99pt double #ffff00" style:border-line-width-left="1.5pt 0.11pt 0.74pt" fo:border-right="none" fo:border-top="0.99pt double #ffff00" style:border-line-width-top="1.5pt 0.11pt 0.74pt"/>
    </style:style>
    <style:style style:name="ce4" style:family="table-cell" style:parent-style-name="Default">
      <style:table-cell-properties fo:border-bottom="none" fo:background-color="#ccf4c6" fo:border-left="0.99pt double #ffff00" style:border-line-width-left="1.5pt 0.11pt 0.74pt" fo:border-right="none" fo:border-top="none"/>
    </style:style>
    <style:style style:name="ce5" style:family="table-cell" style:parent-style-name="Default">
      <style:table-cell-properties fo:border-bottom="0.99pt double #ffff00" style:border-line-width-bottom="1.5pt 0.11pt 0.74pt" fo:background-color="#ccf4c6" fo:border-left="0.99pt double #ffff00" style:border-line-width-left="1.5pt 0.11pt 0.74pt" fo:border-right="none" fo:border-top="none"/>
    </style:style>
    <style:style style:name="ce6" style:family="table-cell" style:parent-style-name="Default">
      <style:table-cell-properties fo:border-bottom="0.99pt double #ffff00" style:border-line-width-bottom="0.74pt 0.11pt 1.5pt" fo:background-color="#ccf4c6" fo:border-left="0.99pt double #ffff00" style:border-line-width-left="0.74pt 0.11pt 1.5pt" fo:border-right="none" fo:border-top="0.99pt double #ffff00" style:border-line-width-top="0.74pt 0.11pt 1.5pt"/>
    </style:style>
    <style:style style:name="ce7" style:family="table-cell" style:parent-style-name="Default">
      <style:table-cell-properties fo:border-bottom="0.99pt double #ffff00" style:border-line-width-bottom="1.5pt 0.11pt 0.74pt" fo:background-color="#ccf4c6" fo:border-left="0.99pt double #ffff00" style:border-line-width-left="1.5pt 0.11pt 0.74pt" fo:border-right="none" fo:border-top="0.99pt double #ffff00" style:border-line-width-top="1.5pt 0.11pt 0.74pt"/>
    </style:style>
    <style:style style:name="ce8" style:family="table-cell" style:parent-style-name="Default">
      <style:table-cell-properties fo:border-bottom="none" fo:background-color="#ccf4c6" fo:border-left="0.99pt double #ffff00" style:border-line-width-left="0.74pt 0.11pt 1.5pt" fo:border-right="none" fo:border-top="0.99pt double #ffff00" style:border-line-width-top="0.74pt 0.11pt 1.5pt"/>
    </style:style>
    <style:style style:name="ce9" style:family="table-cell" style:parent-style-name="Default">
      <style:table-cell-properties fo:border-bottom="0.99pt double #ffff00" style:border-line-width-bottom="0.74pt 0.11pt 1.5pt" fo:background-color="#ccf4c6" fo:border-left="0.99pt double #ffff00" style:border-line-width-left="0.74pt 0.11pt 1.5pt" fo:border-right="none" fo:border-top="none"/>
    </style:style>
    <style:style style:name="ce10" style:family="table-cell" style:parent-style-name="Default">
      <style:table-cell-properties fo:border="0.99pt double #ffff00" style:border-line-width="0.74pt 0.11pt 1.5pt"/>
    </style:style>
    <style:style style:name="ce11" style:family="table-cell" style:parent-style-name="Default">
      <style:table-cell-properties fo:border-bottom="none" fo:background-color="#ccf4c6" fo:border-left="none" fo:border-right="none" fo:border-top="0.99pt double #ffff00" style:border-line-width-top="1.5pt 0.11pt 0.74pt"/>
    </style:style>
    <style:style style:name="ce12" style:family="table-cell" style:parent-style-name="Default">
      <style:table-cell-properties fo:border-bottom="0.99pt double #ffff00" style:border-line-width-bottom="1.5pt 0.11pt 0.74pt" fo:background-color="#ccf4c6" fo:border-left="none" fo:border-right="none" fo:border-top="none"/>
    </style:style>
    <style:style style:name="ce13" style:family="table-cell" style:parent-style-name="Default">
      <style:table-cell-properties fo:border-bottom="0.99pt double #ffff00" style:border-line-width-bottom="0.74pt 0.11pt 1.5pt" fo:background-color="#ccf4c6" fo:border-left="none" fo:border-right="none" fo:border-top="0.99pt double #ffff00" style:border-line-width-top="0.74pt 0.11pt 1.5pt"/>
    </style:style>
    <style:style style:name="ce14" style:family="table-cell" style:parent-style-name="Default">
      <style:table-cell-properties fo:border-bottom="0.99pt double #ffff00" style:border-line-width-bottom="1.5pt 0.11pt 0.74pt" fo:background-color="#ccf4c6" fo:border-left="none" fo:border-right="none" fo:border-top="0.99pt double #ffff00" style:border-line-width-top="1.5pt 0.11pt 0.74pt"/>
    </style:style>
    <style:style style:name="ce15" style:family="table-cell" style:parent-style-name="Default">
      <style:table-cell-properties fo:border-bottom="none" fo:background-color="#ccf4c6" fo:border-left="none" fo:border-right="none" fo:border-top="0.99pt double #ffff00" style:border-line-width-top="0.74pt 0.11pt 1.5pt"/>
    </style:style>
    <style:style style:name="ce16" style:family="table-cell" style:parent-style-name="Default">
      <style:table-cell-properties fo:border-bottom="0.99pt double #ffff00" style:border-line-width-bottom="0.74pt 0.11pt 1.5pt" fo:background-color="#ccf4c6" fo:border-left="none" fo:border-right="none" fo:border-top="none"/>
    </style:style>
    <style:style style:name="ce17" style:family="table-cell" style:parent-style-name="Default">
      <style:table-cell-properties fo:background-color="#f09e6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9cfb5"/>
    </style:style>
    <style:style style:name="ce19" style:family="table-cell" style:parent-style-name="Default">
      <style:table-cell-properties fo:border-bottom="none" fo:background-color="#f9cfb5" fo:border-left="none" fo:border-right="none" fo:border-top="0.99pt double #ffff00" style:border-line-width-top="1.5pt 0.11pt 0.74pt"/>
    </style:style>
    <style:style style:name="ce20" style:family="table-cell" style:parent-style-name="Default">
      <style:table-cell-properties fo:border-bottom="0.99pt double #ffff00" style:border-line-width-bottom="1.5pt 0.11pt 0.74pt" fo:background-color="#f9cfb5" fo:border-left="none" fo:border-right="none" fo:border-top="none"/>
    </style:style>
    <style:style style:name="ce21" style:family="table-cell" style:parent-style-name="Default">
      <style:table-cell-properties fo:border-bottom="0.99pt double #ffff00" style:border-line-width-bottom="0.74pt 0.11pt 1.5pt" fo:background-color="#f9cfb5" fo:border-left="none" fo:border-right="none" fo:border-top="0.99pt double #ffff00" style:border-line-width-top="0.74pt 0.11pt 1.5pt"/>
    </style:style>
    <style:style style:name="ce22" style:family="table-cell" style:parent-style-name="Default">
      <style:table-cell-properties fo:border-bottom="0.99pt double #ffff00" style:border-line-width-bottom="1.5pt 0.11pt 0.74pt" fo:background-color="#f9cfb5" fo:border-left="none" fo:border-right="none" fo:border-top="0.99pt double #ffff00" style:border-line-width-top="1.5pt 0.11pt 0.74pt"/>
    </style:style>
    <style:style style:name="ce23" style:family="table-cell" style:parent-style-name="Default">
      <style:table-cell-properties fo:border-bottom="none" fo:background-color="#f9cfb5" fo:border-left="none" fo:border-right="none" fo:border-top="0.99pt double #ffff00" style:border-line-width-top="0.74pt 0.11pt 1.5pt"/>
    </style:style>
    <style:style style:name="ce24" style:family="table-cell" style:parent-style-name="Default">
      <style:table-cell-properties fo:border-bottom="0.99pt double #ffff00" style:border-line-width-bottom="0.74pt 0.11pt 1.5pt" fo:background-color="#f9cfb5" fo:border-left="none" fo:border-right="none" fo:border-top="none"/>
    </style:style>
    <style:style style:name="ce25" style:family="table-cell" style:parent-style-name="Default">
      <style:table-cell-properties fo:background-color="#dc85e9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2cbf8"/>
    </style:style>
    <style:style style:name="ce27" style:family="table-cell" style:parent-style-name="Default">
      <style:table-cell-properties fo:background-color="#f2cbf8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8" style:family="table-cell" style:parent-style-name="Default">
      <style:table-cell-properties fo:border-bottom="none" fo:background-color="#f2cbf8" fo:border-left="none" fo:border-right="none" fo:border-top="0.99pt double #ffff00" style:border-line-width-top="1.5pt 0.11pt 0.74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9" style:family="table-cell" style:parent-style-name="Default">
      <style:table-cell-properties fo:border-bottom="0.99pt double #ffff00" style:border-line-width-bottom="1.5pt 0.11pt 0.74pt" fo:background-color="#f2cbf8" fo:border-left="none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0" style:family="table-cell" style:parent-style-name="Default">
      <style:table-cell-properties fo:border-bottom="0.99pt double #ffff00" style:border-line-width-bottom="0.74pt 0.11pt 1.5pt" fo:background-color="#f2cbf8" fo:border-left="none" fo:border-right="none" fo:border-top="0.99pt double #ffff00" style:border-line-width-top="0.74pt 0.11pt 1.5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1" style:family="table-cell" style:parent-style-name="Default">
      <style:table-cell-properties fo:border-bottom="0.99pt double #ffff00" style:border-line-width-bottom="1.5pt 0.11pt 0.74pt" fo:background-color="#f2cbf8" fo:border-left="none" fo:border-right="none" fo:border-top="0.99pt double #ffff00" style:border-line-width-top="1.5pt 0.11pt 0.74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2" style:family="table-cell" style:parent-style-name="Default">
      <style:table-cell-properties fo:border-bottom="none" fo:background-color="#f2cbf8" fo:border-left="none" fo:border-right="none" fo:border-top="0.99pt double #ffff00" style:border-line-width-top="0.74pt 0.11pt 1.5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order-bottom="0.99pt double #ffff00" style:border-line-width-bottom="0.74pt 0.11pt 1.5pt" fo:background-color="#f2cbf8" fo:border-left="none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4" style:family="table-cell" style:parent-style-name="Default">
      <style:table-cell-properties fo:background-color="#63bbe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aadcf7"/>
    </style:style>
    <style:style style:name="ce36" style:family="table-cell" style:parent-style-name="Default">
      <style:table-cell-properties fo:border-bottom="none" fo:background-color="#aadcf7" fo:border-left="none" fo:border-right="none" fo:border-top="0.99pt double #ffff00" style:border-line-width-top="1.5pt 0.11pt 0.74pt"/>
    </style:style>
    <style:style style:name="ce37" style:family="table-cell" style:parent-style-name="Default">
      <style:table-cell-properties fo:border-bottom="0.99pt double #ffff00" style:border-line-width-bottom="1.5pt 0.11pt 0.74pt" fo:background-color="#aadcf7" fo:border-left="none" fo:border-right="none" fo:border-top="none"/>
    </style:style>
    <style:style style:name="ce38" style:family="table-cell" style:parent-style-name="Default">
      <style:table-cell-properties fo:border-bottom="0.99pt double #ffff00" style:border-line-width-bottom="0.74pt 0.11pt 1.5pt" fo:background-color="#aadcf7" fo:border-left="none" fo:border-right="none" fo:border-top="0.99pt double #ffff00" style:border-line-width-top="0.74pt 0.11pt 1.5pt"/>
    </style:style>
    <style:style style:name="ce39" style:family="table-cell" style:parent-style-name="Default">
      <style:table-cell-properties fo:border-bottom="0.99pt double #ffff00" style:border-line-width-bottom="1.5pt 0.11pt 0.74pt" fo:background-color="#aadcf7" fo:border-left="none" fo:border-right="none" fo:border-top="0.99pt double #ffff00" style:border-line-width-top="1.5pt 0.11pt 0.74pt"/>
    </style:style>
    <style:style style:name="ce40" style:family="table-cell" style:parent-style-name="Default">
      <style:table-cell-properties fo:border-bottom="none" fo:background-color="#aadcf7" fo:border-left="none" fo:border-right="none" fo:border-top="0.99pt double #ffff00" style:border-line-width-top="0.74pt 0.11pt 1.5pt"/>
    </style:style>
    <style:style style:name="ce41" style:family="table-cell" style:parent-style-name="Default">
      <style:table-cell-properties fo:border-bottom="0.99pt double #ffff00" style:border-line-width-bottom="0.74pt 0.11pt 1.5pt" fo:background-color="#aadcf7" fo:border-left="none" fo:border-right="none" fo:border-top="none"/>
    </style:style>
    <style:style style:name="ce42" style:family="table-cell" style:parent-style-name="Default">
      <style:table-cell-properties fo:border-bottom="none" fo:background-color="#aadcf7" fo:border-left="none" fo:border-right="0.99pt double #ffff00" style:border-line-width-right="1.5pt 0.11pt 0.74pt" fo:border-top="0.99pt double #ffff00" style:border-line-width-top="1.5pt 0.11pt 0.74pt"/>
    </style:style>
    <style:style style:name="ce43" style:family="table-cell" style:parent-style-name="Default">
      <style:table-cell-properties fo:border-bottom="none" fo:background-color="#aadcf7" fo:border-left="none" fo:border-right="0.99pt double #ffff00" style:border-line-width-right="1.5pt 0.11pt 0.74pt" fo:border-top="none"/>
    </style:style>
    <style:style style:name="ce44" style:family="table-cell" style:parent-style-name="Default">
      <style:table-cell-properties fo:border-bottom="0.99pt double #ffff00" style:border-line-width-bottom="1.5pt 0.11pt 0.74pt" fo:background-color="#aadcf7" fo:border-left="none" fo:border-right="0.99pt double #ffff00" style:border-line-width-right="1.5pt 0.11pt 0.74pt" fo:border-top="none"/>
    </style:style>
    <style:style style:name="ce45" style:family="table-cell" style:parent-style-name="Default">
      <style:table-cell-properties fo:border-bottom="0.99pt double #ffff00" style:border-line-width-bottom="0.74pt 0.11pt 1.5pt" fo:background-color="#aadcf7" fo:border-left="none" fo:border-right="0.99pt double #ffff00" style:border-line-width-right="0.74pt 0.11pt 1.5pt" fo:border-top="0.99pt double #ffff00" style:border-line-width-top="0.74pt 0.11pt 1.5pt"/>
    </style:style>
    <style:style style:name="ce46" style:family="table-cell" style:parent-style-name="Default">
      <style:table-cell-properties fo:border-bottom="0.99pt double #ffff00" style:border-line-width-bottom="1.5pt 0.11pt 0.74pt" fo:background-color="#aadcf7" fo:border-left="none" fo:border-right="0.99pt double #ffff00" style:border-line-width-right="1.5pt 0.11pt 0.74pt" fo:border-top="0.99pt double #ffff00" style:border-line-width-top="1.5pt 0.11pt 0.74pt"/>
    </style:style>
    <style:style style:name="ce47" style:family="table-cell" style:parent-style-name="Default">
      <style:table-cell-properties fo:border-bottom="none" fo:background-color="#aadcf7" fo:border-left="none" fo:border-right="0.99pt double #ffff00" style:border-line-width-right="0.74pt 0.11pt 1.5pt" fo:border-top="0.99pt double #ffff00" style:border-line-width-top="0.74pt 0.11pt 1.5pt"/>
    </style:style>
    <style:style style:name="ce48" style:family="table-cell" style:parent-style-name="Default">
      <style:table-cell-properties fo:border-bottom="0.99pt double #ffff00" style:border-line-width-bottom="0.74pt 0.11pt 1.5pt" fo:background-color="#aadcf7" fo:border-left="none" fo:border-right="0.99pt double #ffff00" style:border-line-width-right="0.74pt 0.11pt 1.5pt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3.29pt" svg:height="255.15pt" svg:x="858.42pt" svg:y="178.64pt">
            <loext:p draw:notify-on-update-of-ranges="Sheet1.O3:Sheet1.O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ce18"/>
        <table:table-column table:style-name="co2" table:default-cell-style-name="ce18"/>
        <table:table-column table:style-name="co3" table:default-cell-style-name="ce27"/>
        <table:table-column table:style-name="co4" table:number-columns-repeated="2" table:default-cell-style-name="ce27"/>
        <table:table-column table:style-name="co1" table:default-cell-style-name="ce27"/>
        <table:table-column table:style-name="co1" table:number-columns-repeated="3" table:default-cell-style-name="ce3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tudent</text:p>
          </table:table-cell>
          <table:table-cell table:style-name="ce1" table:number-columns-repeated="2"/>
          <table:table-cell table:style-name="ce17" office:value-type="string" calcext:value-type="string">
            <text:p>Assg1</text:p>
          </table:table-cell>
          <table:table-cell table:style-name="ce17" office:value-type="string" calcext:value-type="string">
            <text:p>Assg2</text:p>
          </table:table-cell>
          <table:table-cell table:style-name="ce25" office:value-type="string" calcext:value-type="string">
            <text:p>Final Project</text:p>
          </table:table-cell>
          <table:table-cell table:style-name="ce25" table:number-columns-repeated="3"/>
          <table:table-cell table:style-name="ce34" office:value-type="string" calcext:value-type="string">
            <text:p>Project total</text:p>
          </table:table-cell>
          <table:table-cell table:style-name="ce34" office:value-type="string" calcext:value-type="string">
            <text:p>Final grade</text:p>
          </table:table-cell>
          <table:table-cell table:style-name="ce34" office:value-type="string" calcext:value-type="string">
            <text:p>Rounded</text:p>
          </table:table-cell>
          <table:table-cell/>
          <table:table-cell office:value-type="string" calcext:value-type="string">
            <text:p>Histogram plot</text:p>
          </table:table-cell>
          <table:table-cell/>
        </table:table-row>
        <table:table-row table:style-name="ro1"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Official code</text:p>
          </table:table-cell>
          <table:table-cell table:style-name="ce17" table:number-columns-repeated="2"/>
          <table:table-cell table:style-name="ce25" office:value-type="string" calcext:value-type="string">
            <text:p>Problem scope</text:p>
          </table:table-cell>
          <table:table-cell table:style-name="ce25" office:value-type="string" calcext:value-type="string">
            <text:p>Code quality</text:p>
          </table:table-cell>
          <table:table-cell table:style-name="ce25" office:value-type="string" calcext:value-type="string">
            <text:p>Readability</text:p>
          </table:table-cell>
          <table:table-cell table:style-name="ce25" office:value-type="string" calcext:value-type="string">
            <text:p>Process</text:p>
          </table:table-cell>
          <table:table-cell table:style-name="ce34" table:number-columns-repeated="3"/>
          <table:table-cell/>
          <table:table-cell office:value-type="string" calcext:value-type="string">
            <text:p>Bins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X/10</text:p>
          </table:table-cell>
          <table:table-cell table:style-name="ce26" office:value-type="string" calcext:value-type="string">
            <text:p>x/2</text:p>
          </table:table-cell>
          <table:table-cell table:style-name="ce26" office:value-type="string" calcext:value-type="string">
            <text:p>X/10</text:p>
          </table:table-cell>
          <table:table-cell table:style-name="ce26" office:value-type="string" calcext:value-type="string">
            <text:p>X/5</text:p>
          </table:table-cell>
          <table:table-cell table:style-name="ce26" office:value-type="string" calcext:value-type="string">
            <text:p>X/3</text:p>
          </table:table-cell>
          <table:table-cell table:number-columns-repeated="3" office:value-type="string" calcext:value-type="string">
            <text:p>X/20</text:p>
          </table:table-cell>
          <table:table-cell/>
          <table:table-cell office:value-type="float" office:value="2" calcext:value-type="float">
            <text:p>2</text:p>
          </table:table-cell>
          <table:table-cell table:number-matrix-columns-spanned="1" table:number-matrix-rows-spanned="10" table:formula="of:=FREQUENCY([.K4:.K19];[.N3:.N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doyan</text:p>
          </table:table-cell>
          <table:table-cell office:value-type="string" calcext:value-type="string">
            <text:p>Hasmik</text:p>
          </table:table-cell>
          <table:table-cell office:value-type="float" office:value="1303937" calcext:value-type="float">
            <text:p>13039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F4:.I4])" office:value-type="float" office:value="0" calcext:value-type="float">
            <text:p>0</text:p>
          </table:table-cell>
          <table:table-cell table:formula="of:=[.J4]+(([.D4]+[.E4])/10)" office:value-type="float" office:value="0" calcext:value-type="float">
            <text:p>0</text:p>
          </table:table-cell>
          <table:table-cell table:formula="of:=ROUND([.K4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ytaert</text:p>
          </table:table-cell>
          <table:table-cell office:value-type="string" calcext:value-type="string">
            <text:p>Dimitri</text:p>
          </table:table-cell>
          <table:table-cell office:value-type="float" office:value="801142" calcext:value-type="float">
            <text:p>8011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F5:.I5])" office:value-type="float" office:value="0" calcext:value-type="float">
            <text:p>0</text:p>
          </table:table-cell>
          <table:table-cell table:formula="of:=[.J5]+(([.D5]+[.E5])/10)" office:value-type="float" office:value="0" calcext:value-type="float">
            <text:p>0</text:p>
          </table:table-cell>
          <table:table-cell table:formula="of:=ROUND([.K5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aeuwe</text:p>
          </table:table-cell>
          <table:table-cell office:value-type="string" calcext:value-type="string">
            <text:p>Jasper</text:p>
          </table:table-cell>
          <table:table-cell office:value-type="float" office:value="1403367" calcext:value-type="float">
            <text:p>14033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F6:.I6])" office:value-type="float" office:value="0" calcext:value-type="float">
            <text:p>0</text:p>
          </table:table-cell>
          <table:table-cell table:formula="of:=[.J6]+(([.D6]+[.E6])/10)" office:value-type="float" office:value="0" calcext:value-type="float">
            <text:p>0</text:p>
          </table:table-cell>
          <table:table-cell table:formula="of:=ROUND([.K6]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enys</text:p>
          </table:table-cell>
          <table:table-cell table:style-name="ce11" office:value-type="string" calcext:value-type="string">
            <text:p>Jonas</text:p>
          </table:table-cell>
          <table:table-cell table:style-name="ce11" office:value-type="float" office:value="1304550" calcext:value-type="float">
            <text:p>130455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36" table:formula="of:=SUM([.F7:.I7])" office:value-type="float" office:value="11" calcext:value-type="float">
            <text:p>11</text:p>
          </table:table-cell>
          <table:table-cell table:style-name="ce36" table:formula="of:=[.J7]+(([.D7]+[.E7])/10)" office:value-type="float" office:value="12.6" calcext:value-type="float">
            <text:p>12.6</text:p>
          </table:table-cell>
          <table:table-cell table:style-name="ce42" table:formula="of:=ROUND([.K7])"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Hutsebaut</text:p>
          </table:table-cell>
          <table:table-cell office:value-type="string" calcext:value-type="string">
            <text:p>Helen</text:p>
          </table:table-cell>
          <table:table-cell office:value-type="float" office:value="1270500" calcext:value-type="float">
            <text:p>12705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F8:.I8])" office:value-type="float" office:value="9" calcext:value-type="float">
            <text:p>9</text:p>
          </table:table-cell>
          <table:table-cell table:formula="of:=[.J8]+(([.D8]+[.E8])/10)" office:value-type="float" office:value="10.7" calcext:value-type="float">
            <text:p>10.7</text:p>
          </table:table-cell>
          <table:table-cell table:style-name="ce43" table:formula="of:=ROUND([.K8])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Huysmans</text:p>
          </table:table-cell>
          <table:table-cell table:style-name="ce12" office:value-type="string" calcext:value-type="string">
            <text:p>Eline</text:p>
          </table:table-cell>
          <table:table-cell table:style-name="ce12" office:value-type="float" office:value="1308173" calcext:value-type="float">
            <text:p>130817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formula="of:=SUM([.F9:.I9])" office:value-type="float" office:value="12" calcext:value-type="float">
            <text:p>12</text:p>
          </table:table-cell>
          <table:table-cell table:style-name="ce37" table:formula="of:=[.J9]+(([.D9]+[.E9])/10)" office:value-type="float" office:value="13.4" calcext:value-type="float">
            <text:p>13.4</text:p>
          </table:table-cell>
          <table:table-cell table:style-name="ce44" table:formula="of:=ROUND([.K9])"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Lemmens</text:p>
          </table:table-cell>
          <table:table-cell table:style-name="ce13" office:value-type="string" calcext:value-type="string">
            <text:p>Pieter</text:p>
          </table:table-cell>
          <table:table-cell table:style-name="ce13" office:value-type="float" office:value="1306018" calcext:value-type="float">
            <text:p>1306018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SUM([.F10:.I10])" office:value-type="float" office:value="13" calcext:value-type="float">
            <text:p>13</text:p>
          </table:table-cell>
          <table:table-cell table:style-name="ce38" table:formula="of:=[.J10]+(([.D10]+[.E10])/10)" office:value-type="float" office:value="14.8" calcext:value-type="float">
            <text:p>14.8</text:p>
          </table:table-cell>
          <table:table-cell table:style-name="ce45" table:formula="of:=ROUND([.K10])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els</text:p>
          </table:table-cell>
          <table:table-cell office:value-type="string" calcext:value-type="string">
            <text:p>Anton</text:p>
          </table:table-cell>
          <table:table-cell office:value-type="float" office:value="1207750" calcext:value-type="float">
            <text:p>120775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F11:.I11])" office:value-type="float" office:value="0" calcext:value-type="float">
            <text:p>0</text:p>
          </table:table-cell>
          <table:table-cell table:formula="of:=[.J11]+(([.D11]+[.E11])/10)" office:value-type="float" office:value="0" calcext:value-type="float">
            <text:p>0</text:p>
          </table:table-cell>
          <table:table-cell table:formula="of:=ROUND([.K11]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nyan</text:p>
          </table:table-cell>
          <table:table-cell office:value-type="string" calcext:value-type="string">
            <text:p>Varduhi</text:p>
          </table:table-cell>
          <table:table-cell office:value-type="float" office:value="1011641" calcext:value-type="float">
            <text:p>101164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F12:.I12])" office:value-type="float" office:value="0" calcext:value-type="float">
            <text:p>0</text:p>
          </table:table-cell>
          <table:table-cell table:formula="of:=[.J12]+(([.D12]+[.E12])/10)" office:value-type="float" office:value="0" calcext:value-type="float">
            <text:p>0</text:p>
          </table:table-cell>
          <table:table-cell table:formula="of:=ROUND([.K12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Özkan</text:p>
          </table:table-cell>
          <table:table-cell office:value-type="string" calcext:value-type="string">
            <text:p>Can Elvan</text:p>
          </table:table-cell>
          <table:table-cell office:value-type="float" office:value="1211092" calcext:value-type="float">
            <text:p>1211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F13:.I13])" office:value-type="float" office:value="0" calcext:value-type="float">
            <text:p>0</text:p>
          </table:table-cell>
          <table:table-cell table:formula="of:=[.J13]+(([.D13]+[.E13])/10)" office:value-type="float" office:value="0" calcext:value-type="float">
            <text:p>0</text:p>
          </table:table-cell>
          <table:table-cell table:formula="of:=ROUND([.K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osseels</text:p>
          </table:table-cell>
          <table:table-cell table:style-name="ce14" office:value-type="string" calcext:value-type="string">
            <text:p>Lode</text:p>
          </table:table-cell>
          <table:table-cell table:style-name="ce14" office:value-type="float" office:value="1203799" calcext:value-type="float">
            <text:p>1203799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SUM([.F14:.I14])" office:value-type="float" office:value="15" calcext:value-type="float">
            <text:p>15</text:p>
          </table:table-cell>
          <table:table-cell table:style-name="ce39" table:formula="of:=[.J14]+(([.D14]+[.E14])/10)" office:value-type="float" office:value="17" calcext:value-type="float">
            <text:p>17</text:p>
          </table:table-cell>
          <table:table-cell table:style-name="ce46" table:formula="of:=ROUND([.K14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etikel</text:p>
          </table:table-cell>
          <table:table-cell table:style-name="ce13" office:value-type="string" calcext:value-type="string">
            <text:p>Alp Ozan</text:p>
          </table:table-cell>
          <table:table-cell table:style-name="ce13" office:value-type="float" office:value="1610097" calcext:value-type="float">
            <text:p>161009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 table:formula="of:=SUM([.F15:.I15])" office:value-type="float" office:value="8" calcext:value-type="float">
            <text:p>8</text:p>
          </table:table-cell>
          <table:table-cell table:style-name="ce38" table:formula="of:=[.J15]+(([.D15]+[.E15])/10)" office:value-type="float" office:value="9.8" calcext:value-type="float">
            <text:p>9.8</text:p>
          </table:table-cell>
          <table:table-cell table:style-name="ce45" table:formula="of:=ROUND([.K15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Van Brussel</text:p>
          </table:table-cell>
          <table:table-cell table:style-name="ce13" office:value-type="string" calcext:value-type="string">
            <text:p>Laura</text:p>
          </table:table-cell>
          <table:table-cell table:style-name="ce13" office:value-type="float" office:value="904447" calcext:value-type="float">
            <text:p>904447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9.5" calcext:value-type="float">
            <text:p>9.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8" table:formula="of:=SUM([.F16:.I16])" office:value-type="float" office:value="12" calcext:value-type="float">
            <text:p>12</text:p>
          </table:table-cell>
          <table:table-cell table:style-name="ce38" table:formula="of:=[.J16]+(([.D16]+[.E16])/10)" office:value-type="float" office:value="13.85" calcext:value-type="float">
            <text:p>13.85</text:p>
          </table:table-cell>
          <table:table-cell table:style-name="ce45" table:formula="of:=ROUND([.K16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Vandenborre</text:p>
          </table:table-cell>
          <table:table-cell table:style-name="ce13" office:value-type="string" calcext:value-type="string">
            <text:p>Laura</text:p>
          </table:table-cell>
          <table:table-cell table:style-name="ce13" office:value-type="float" office:value="1304081" calcext:value-type="float">
            <text:p>130408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8" table:formula="of:=SUM([.F17:.I17])" office:value-type="float" office:value="15" calcext:value-type="float">
            <text:p>15</text:p>
          </table:table-cell>
          <table:table-cell table:style-name="ce38" table:formula="of:=[.J17]+(([.D17]+[.E17])/10)" office:value-type="float" office:value="16.7" calcext:value-type="float">
            <text:p>16.7</text:p>
          </table:table-cell>
          <table:table-cell table:style-name="ce45" table:formula="of:=ROUND([.K17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Van Hoecke</text:p>
          </table:table-cell>
          <table:table-cell table:style-name="ce13" office:value-type="string" calcext:value-type="string">
            <text:p>Veerle</text:p>
          </table:table-cell>
          <table:table-cell table:style-name="ce13" office:value-type="float" office:value="19974552" calcext:value-type="float">
            <text:p>1997455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8" table:formula="of:=SUM([.F18:.I18])" office:value-type="float" office:value="13" calcext:value-type="float">
            <text:p>13</text:p>
          </table:table-cell>
          <table:table-cell table:style-name="ce38" table:formula="of:=[.J18]+(([.D18]+[.E18])/10)" office:value-type="float" office:value="14.5" calcext:value-type="float">
            <text:p>14.5</text:p>
          </table:table-cell>
          <table:table-cell table:style-name="ce45" table:formula="of:=ROUND([.K18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Vannerem</text:p>
          </table:table-cell>
          <table:table-cell table:style-name="ce15" office:value-type="string" calcext:value-type="string">
            <text:p>Bieke</text:p>
          </table:table-cell>
          <table:table-cell table:style-name="ce15" office:value-type="float" office:value="1302753" calcext:value-type="float">
            <text:p>130275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40" table:formula="of:=SUM([.F19:.I19])" office:value-type="float" office:value="12" calcext:value-type="float">
            <text:p>12</text:p>
          </table:table-cell>
          <table:table-cell table:style-name="ce40" table:formula="of:=[.J19]+(([.D19]+[.E19])/10)" office:value-type="float" office:value="12.8" calcext:value-type="float">
            <text:p>12.8</text:p>
          </table:table-cell>
          <table:table-cell table:style-name="ce47" table:formula="of:=ROUND([.K19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Leys</text:p>
          </table:table-cell>
          <table:table-cell table:style-name="ce16" office:value-type="string" calcext:value-type="string">
            <text:p>Elien</text:p>
          </table:table-cell>
          <table:table-cell table:style-name="ce16" office:value-type="float" office:value="1303029" calcext:value-type="float">
            <text:p>13030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41" table:formula="of:=SUM([.F20:.I20])" office:value-type="float" office:value="6" calcext:value-type="float">
            <text:p>6</text:p>
          </table:table-cell>
          <table:table-cell table:style-name="ce41" table:formula="of:=[.J20]+(([.D20]+[.E20])/10)" office:value-type="float" office:value="7.9" calcext:value-type="float">
            <text:p>7.9</text:p>
          </table:table-cell>
          <table:table-cell table:style-name="ce48" table:formula="of:=ROUND([.K20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0" office:value-type="string" calcext:value-type="string">
            <text:p>Yellow border = in same group</text:p>
          </table:table-cell>
          <table:table-cell table:style-name="Default" table:number-columns-repeated="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6:48:12.012844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4:14:48.103124321</meta:creation-date>
    <meta:generator>LibreOffice/5.1.6.2$Linux_X86_64 LibreOffice_project/10m0$Build-2</meta:generator>
    <dc:date>2018-01-18T16:58:00.116841945</dc:date>
    <meta:editing-duration>PT22M23S</meta:editing-duration>
    <meta:editing-cycles>8</meta:editing-cycles>
    <meta:document-statistic meta:table-count="1" meta:cell-count="2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78cm" svg:height="9.002cm" xlink:href=".." xlink:type="simple" chart:class="chart:bar" chart:style-name="ch1">
        <chart:title svg:x="-0.417cm" svg:y="0.316cm" chart:style-name="ch2">
          <text:p>Histogram plot with score interval 2 (10pct)</text:p>
        </chart:title>
        <chart:plot-area chart:style-name="ch3" table:cell-range-address="Sheet1.O3:Sheet1.O12" svg:x="0.157cm" svg:y="1.275cm" svg:width="7.564cm" svg:height="7.547cm">
          <chartooo:coordinate-region svg:x="0.593cm" svg:y="1.474cm" svg:width="7.128cm" svg:height="6.7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3:Sheet1.O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O3:Sheet1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